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fr1" style:family="graphic" style:parent-style-name="OLE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ct1" text:anchor-type="paragraph" svg:x="0.3134in" svg:y="0.0874in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svg:desc>chart</svg:desc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0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Philippe GERUM</meta:initial-creator>
    <meta:creation-date>2019-11-13T20:17:58.172901779</meta:creation-date>
    <dc:date>2020-04-27T13:53:09.702557650</dc:date>
    <dc:creator>Philippe GERUM</dc:creator>
    <meta:editing-duration>PT10M32S</meta:editing-duration>
    <meta:editing-cycles>3</meta:editing-cycles>
    <meta:generator>LibreOffice/6.3.5.2$Linux_X86_64 LibreOffice_project/30$Build-2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e6e6ff" dr3d:edge-rounding="5%"/>
      <style:text-properties fo:color="#000000"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0000ff" dr3d:edge-rounding="5%"/>
      <style:text-properties fo:color="#ffffff" fo:font-size="10pt" style:font-size-asian="10pt" style:font-size-complex="10pt"/>
    </style:style>
    <style:style style:name="ch13" style:family="chart" style:data-style-name="N0">
      <style:chart-properties loext:label-stroke-color="#3465a4" chart:link-data-style-to-source="true" chart:data-label-number="value" chart:data-label-text="false" chart:data-label-symbol="false" chart:label-position="near-origin"/>
      <style:graphic-properties draw:stroke="none" draw:fill-color="#ff420e" dr3d:edge-rounding="5%"/>
      <style:text-properties fo:color="#ffffff"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 draw:opacity="50%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5.958cm" svg:y="0.315cm" chart:style-name="ch2">
          <text:p>Core service library</text:p>
        </chart:title>
        <chart:legend chart:legend-position="end" svg:x="11.724cm" svg:y="3.702cm" style:legend-expansion="high" chart:style-name="ch3"/>
        <chart:plot-area chart:style-name="ch4" chart:data-source-has-labels="both" svg:x="1.33cm" svg:y="1.273cm" svg:width="10.075cm" svg:height="7.54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51cm" svg:y="1.273cm" svg:width="9.433cm" svg:height="7.34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2"/>
          </chart:axis>
          <chart:axis chart:dimension="y" chart:name="primary-y" chart:style-name="ch6">
            <chart:title svg:x="0.451cm" svg:y="5.54cm" chart:style-name="ch7">
              <text:p>KLOC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2" chart:label-cell-address="local-table.$B$1" chart:class="chart:bar">
            <chart:data-point chart:style-name="ch11"/>
          </chart:series>
          <chart:series chart:style-name="ch12" chart:values-cell-range-address="local-table.$C$2:.$C$2" chart:label-cell-address="local-table.$C$1" chart:class="chart:bar">
            <chart:data-point chart:style-name="ch11"/>
          </chart:series>
          <chart:series chart:style-name="ch13" chart:values-cell-range-address="local-table.$D$2:.$D$2" chart:label-cell-address="local-table.$D$1" chart:class="chart:bar"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AI 5.2 (liblxrt)</text:p>
              </table:table-cell>
              <table:table-cell office:value-type="string">
                <text:p>Xenomai 3.1 (libcobalt)</text:p>
              </table:table-cell>
              <table:table-cell office:value-type="string">
                <text:p>EVL (libevl)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